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2360bb" officeooo:paragraph-rsid="002360bb"/>
    </style:style>
    <style:style style:name="P2" style:family="paragraph" style:parent-style-name="Text_20_body" style:list-style-name="L2">
      <style:paragraph-properties fo:text-align="start" style:justify-single-word="false"/>
      <style:text-properties officeooo:rsid="002360bb" officeooo:paragraph-rsid="002360bb"/>
    </style:style>
    <style:style style:name="P3" style:family="paragraph" style:parent-style-name="Text_20_body" style:list-style-name="L2">
      <style:paragraph-properties fo:text-align="start" style:justify-single-word="false"/>
      <style:text-properties officeooo:rsid="002360bb" officeooo:paragraph-rsid="0024e427"/>
    </style:style>
    <style:style style:name="P4" style:family="paragraph" style:parent-style-name="Text_20_body">
      <style:paragraph-properties fo:text-align="start" style:justify-single-word="false"/>
      <style:text-properties officeooo:rsid="002360bb" officeooo:paragraph-rsid="0024e427"/>
    </style:style>
    <style:style style:name="P5" style:family="paragraph" style:parent-style-name="Text_20_body" style:list-style-name="L2">
      <style:paragraph-properties fo:text-align="start" style:justify-single-word="false"/>
      <style:text-properties officeooo:rsid="0024e427" officeooo:paragraph-rsid="0024e427"/>
    </style:style>
    <style:style style:name="P6" style:family="paragraph" style:parent-style-name="Text_20_body">
      <style:paragraph-properties fo:text-align="start" style:justify-single-word="false"/>
      <style:text-properties officeooo:rsid="0024e427" officeooo:paragraph-rsid="0024e427"/>
    </style:style>
    <style:style style:name="P7" style:family="paragraph" style:parent-style-name="Text_20_body">
      <style:paragraph-properties fo:text-align="start" style:justify-single-word="false"/>
      <style:text-properties officeooo:rsid="00251be7" officeooo:paragraph-rsid="00251be7"/>
    </style:style>
    <style:style style:name="P8" style:family="paragraph" style:parent-style-name="Title">
      <style:text-properties officeooo:paragraph-rsid="0024e427"/>
    </style:style>
    <style:style style:name="T1" style:family="text">
      <style:text-properties officeooo:rsid="00229da5"/>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4e427"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4e427"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apter 2 – Callbacks</text:p>
      <text:p text:style-name="P4">Callbacks have been the primary form of asynchronous code for JS since it’s inception, but it has many problems that have piled up and become more complex as the language becomes more popular and employed to do tasks of higher complexity.</text:p>
      <text:p text:style-name="P4"><text:span text:style-name="T1">Callback’ refers to ‘Calling X back into the program so it can work’.</text:span></text:p>
      <text:p text:style-name="P1">One of the primary problems is the existence of ‘<text:span text:style-name="T2">the callback hell’</text:span><text:span text:style-name="T5"> a term developers use to refer the pattern of code where a function will have in it’s code another function it calls, and then that one calls another on a set of conditions and this cycle can go on for as long the programmer needs to do something. </text:span></text:p>
      <text:p text:style-name="P1"><text:span text:style-name="T5">This type of code has a lot of problems:</text:span></text:p>
      <text:list xml:id="list3014905651" text:style-name="L2">
        <text:list-item>
          <text:p text:style-name="P2"><text:span text:style-name="T5">Very difficult to read and maintain. </text:span></text:p>
        </text:list-item>
        <text:list-item>
          <text:p text:style-name="P2"><text:span text:style-name="T5">It’s not easily scaled or editable as a single modification in any of the many steps required might cause the whole app to crash.</text:span></text:p>
        </text:list-item>
        <text:list-item>
          <text:p text:style-name="P3"><text:span text:style-name="T5">It suffers from</text:span><text:span text:style-name="T6"> inversion of control</text:span><text:span text:style-name="T7"> where the proper functioning of the app falls in the hands of third party APIs. This occurs whenever a function requires a callback answer from an url, a website, an app, a server that wasn’t programmed by the same coder, which will be most of the time.<text:line-break/>Inversion can be dealt with by creating error handlers inside the code </text:span><text:span text:style-name="T8">for every single (note: limited by the imagination, willingness and sanity of the programmer) possible mishap that can afflict the code. This leads to the creation of a lot of boilerplate code which makes problems 1 and 2 even worse. <text:line-break/></text:span><text:span text:style-name="T4">*Boilerplate code: code that is repeated in several places of a file with little or no variation, often used to patch bugs, prevent errors or handle unexpected situations. It’s common to see it on production iterations but shouldn’t be present in the final release. If unavoidable, it’s part of callback hell, making the file much harder to read and less efficient.</text:span></text:p>
        </text:list-item>
        <text:list-item>
          <text:p text:style-name="P5"><text:span text:style-name="T6">Trust issues</text:span><text:span text:style-name="T7"> can be manifested against code with callback problems as a consequence of the previous issues. Non deterministic behavior can generate severe problems in an API, such as charging a client several times for a single product or failing to register a transaction but still taking the money. Even if this happens very rarely, one of these errors happening once is one too many. <text:line-break/>Trust issues might not only arise in the user’s/companies but also in the developer. If you were</text:span><text:span text:style-name="T3"> sure</text:span><text:span text:style-name="T7"> of the efficacy of your code, why does it behaves like a headless chicken 1 of every 100 operations?</text:span><text:span text:style-name="T3"> </text:span><text:span text:style-name="T7">It works fine with everything but god forbid you need to process an URL from Yahoo in a slow internet connection because it crashes the API? <text:line-break/></text:span></text:p>
        </text:list-item>
      </text:list>
      <text:p text:style-name="P6"><text:soft-page-break/><text:span text:style-name="T7">Many of these problems can be avoided by nurturing consistent async practices, such as making </text:span><text:span text:style-name="T3">all callbacks</text:span><text:span text:style-name="T7"> async. But while it can reduce the rate of errors, this extra rules and precautions aren’t fixing the base problem.</text:span></text:p>
      <text:p text:style-name="P6"><text:span text:style-name="T7">A more stable solution was created for ES6: Promises. </text:span></text:p>
      <text:h text:style-name="Heading_20_2" text:outline-level="2">Source:</text:h>
      <text:p text:style-name="P7"><text:span text:style-name="T7">Book: ‘You don’t know JS’ by Kyle Simps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briel Rengifo</meta:initial-creator>
    <meta:creation-date>2021-11-28T12:17:09.368792483</meta:creation-date>
    <dc:date>2021-11-28T14:10:12.145115073</dc:date>
    <dc:creator>Gabriel Rengifo</dc:creator>
    <meta:editing-duration>PT20M32S</meta:editing-duration>
    <meta:editing-cycles>3</meta:editing-cycles>
    <meta:generator>LibreOffice/6.4.7.2$Linux_X86_64 LibreOffice_project/40$Build-2</meta:generator>
    <meta:document-statistic meta:table-count="0" meta:image-count="0" meta:object-count="0" meta:page-count="2" meta:paragraph-count="13" meta:word-count="509" meta:character-count="2878" meta:non-whitespace-character-count="2378"/>
  </office:meta>
</office:document-meta>
</file>